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erContext.getProperty( String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text.setProperty( String name ,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text.RendererContext( AbstractRenderer renderer , String m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ndererContextWrapper.getCurrentY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textWrapper.RendererContextWrapper( Render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textWrapper.getCurrentX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textWrapp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ndererContextWrapper.getUser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text.wrapRendererContext( Render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ndererContext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tex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ndererContextWrapper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text.setUserAgent( FOUserAgent u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textWrapper.getForeig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text.getUser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text.get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textWrapper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